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48.19mm"/>
    </style:style>
    <style:style style:name="co4" style:family="table-column">
      <style:table-column-properties fo:break-before="auto" style:column-width="134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lta Interface</text:p>
          </table:table-cell>
          <table:table-cell office:value-type="string" calcext:value-type="string">
            <text:p>Sincornización con DBI Interface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 interface debe ser capaz de soportar todos lo métodos de DB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MySQL optable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El Driver dever ser aptivado por la opción mysq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DBI Optable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El Driver dever ser aptivado por la opción db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Las pruebas deven ser optables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s puebas se ativam mentiante la opción test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Crear documentacion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Dcumentacion de la AP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Documentacion optable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s puebas se ativam mentiante la opción doc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6:56:25.088225187</meta:creation-date>
    <dc:date>2019-12-28T18:22:00.464265694</dc:date>
    <meta:editing-duration>PT1H25M36S</meta:editing-duration>
    <meta:editing-cycles>3</meta:editing-cycles>
    <meta:generator>LibreOffice/6.0.7.3$Linux_X86_64 LibreOffice_project/00m0$Build-3</meta:generator>
    <meta:document-statistic meta:table-count="1" meta:cell-count="45" meta:object-count="0"/>
  </office:meta>
</office:document-meta>
</file>